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29B0000008987BCE5135D50358C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Header">
      <style:text-properties fo:font-weight="bold" officeooo:rsid="000ff0d8" officeooo:paragraph-rsid="000ff0d8" style:font-weight-asian="bold" style:font-weight-complex="bold"/>
    </style:style>
    <style:style style:name="P2" style:family="paragraph" style:parent-style-name="Footer">
      <style:paragraph-properties fo:text-align="end" style:justify-single-word="false"/>
      <style:text-properties officeooo:rsid="000ff0d8" officeooo:paragraph-rsid="000ff0d8"/>
    </style:style>
    <style:style style:name="P3" style:family="paragraph" style:parent-style-name="Heading">
      <style:text-properties officeooo:paragraph-rsid="01c86116"/>
    </style:style>
    <style:style style:name="P4" style:family="paragraph" style:parent-style-name="Heading">
      <style:text-properties officeooo:rsid="00118fb5" officeooo:paragraph-rsid="00118fb5"/>
    </style:style>
    <style:style style:name="P5" style:family="paragraph" style:parent-style-name="Heading">
      <style:text-properties officeooo:rsid="00118fb5" officeooo:paragraph-rsid="0018340c"/>
    </style:style>
    <style:style style:name="P6" style:family="paragraph" style:parent-style-name="Heading">
      <style:text-properties officeooo:paragraph-rsid="01ccb77a"/>
    </style:style>
    <style:style style:name="P7" style:family="paragraph" style:parent-style-name="Standard">
      <style:text-properties officeooo:rsid="00939849" officeooo:paragraph-rsid="00939849"/>
    </style:style>
    <style:style style:name="P8" style:family="paragraph" style:parent-style-name="Standard">
      <style:text-properties officeooo:rsid="00118fb5" officeooo:paragraph-rsid="0018340c"/>
    </style:style>
    <style:style style:name="P9" style:family="paragraph" style:parent-style-name="Standard">
      <style:text-properties officeooo:rsid="0018c4a0" officeooo:paragraph-rsid="0018c4a0"/>
    </style:style>
    <style:style style:name="P10" style:family="paragraph" style:parent-style-name="Standard">
      <style:text-properties officeooo:rsid="001a10fc" officeooo:paragraph-rsid="001a10fc"/>
    </style:style>
    <style:style style:name="P11" style:family="paragraph" style:parent-style-name="Standard">
      <style:text-properties officeooo:rsid="002bd720" officeooo:paragraph-rsid="002bd720"/>
    </style:style>
    <style:style style:name="P12" style:family="paragraph" style:parent-style-name="Standard">
      <style:text-properties officeooo:rsid="002bd720" officeooo:paragraph-rsid="0039d2db"/>
    </style:style>
    <style:style style:name="P13" style:family="paragraph" style:parent-style-name="Standard">
      <style:text-properties officeooo:paragraph-rsid="0039d2db"/>
    </style:style>
    <style:style style:name="P14" style:family="paragraph" style:parent-style-name="Standard">
      <style:paragraph-properties fo:text-align="center" style:justify-single-word="false"/>
      <style:text-properties fo:font-style="italic" officeooo:rsid="00954064" officeooo:paragraph-rsid="00954064" style:font-style-asian="italic" style:font-style-complex="italic"/>
    </style:style>
    <style:style style:name="P15" style:family="paragraph" style:parent-style-name="Standard">
      <style:text-properties fo:font-variant="normal" fo:text-transform="none" fo:color="#000000" fo:font-size="12pt" fo:letter-spacing="normal" fo:font-style="normal" fo:font-weight="normal" officeooo:rsid="0018c4a0" officeooo:paragraph-rsid="0018c4a0" style:font-size-asian="12pt" style:font-style-asian="normal" style:font-size-complex="12pt" style:font-style-complex="normal"/>
    </style:style>
    <style:style style:name="P16" style:family="paragraph" style:parent-style-name="Text_20_body">
      <style:text-properties officeooo:rsid="01326c80" officeooo:paragraph-rsid="0136dd4a"/>
    </style:style>
    <style:style style:name="P17" style:family="paragraph" style:parent-style-name="Text_20_body">
      <style:text-properties officeooo:rsid="014864c7" officeooo:paragraph-rsid="014864c7"/>
    </style:style>
    <style:style style:name="P18" style:family="paragraph" style:parent-style-name="Text_20_body">
      <style:paragraph-properties fo:break-before="page"/>
    </style:style>
    <style:style style:name="P19" style:family="paragraph" style:parent-style-name="Contents_20_Heading">
      <style:paragraph-properties fo:text-align="center" style:justify-single-word="false"/>
    </style:style>
    <style:style style:name="P20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21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22" style:family="paragraph" style:parent-style-name="Contents_20_3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P23" style:family="paragraph" style:parent-style-name="Header">
      <style:text-properties officeooo:paragraph-rsid="000ff0d8"/>
    </style:style>
    <style:style style:name="P24" style:family="paragraph" style:parent-style-name="Heading_20_1">
      <style:text-properties fo:color="#ce181e" officeooo:rsid="0174ce42" officeooo:paragraph-rsid="0035939e"/>
    </style:style>
    <style:style style:name="P25" style:family="paragraph" style:parent-style-name="Heading_20_1">
      <style:paragraph-properties fo:text-align="center" style:justify-single-word="false"/>
      <style:text-properties officeooo:rsid="01ccb77a" officeooo:paragraph-rsid="01ccb77a"/>
    </style:style>
    <style:style style:name="P26" style:family="paragraph" style:parent-style-name="Heading_20_1">
      <style:paragraph-properties fo:text-align="center" style:justify-single-word="false"/>
      <style:text-properties officeooo:rsid="03059954" officeooo:paragraph-rsid="03059954"/>
    </style:style>
    <style:style style:name="P27" style:family="paragraph" style:parent-style-name="Heading_20_1">
      <style:paragraph-properties fo:break-before="page"/>
    </style:style>
    <style:style style:name="P28" style:family="paragraph" style:parent-style-name="Heading_20_2">
      <style:text-properties officeooo:paragraph-rsid="0010fa39"/>
    </style:style>
    <style:style style:name="P29" style:family="paragraph" style:parent-style-name="Heading_20_2">
      <style:text-properties officeooo:paragraph-rsid="00a0cebf"/>
    </style:style>
    <style:style style:name="P30" style:family="paragraph" style:parent-style-name="Heading_20_2">
      <style:text-properties officeooo:paragraph-rsid="0338ab02"/>
    </style:style>
    <style:style style:name="P31" style:family="paragraph" style:parent-style-name="Standard" style:list-style-name="L1">
      <style:text-properties officeooo:rsid="000eb53d" officeooo:paragraph-rsid="000ff0d8"/>
    </style:style>
    <style:style style:name="P32" style:family="paragraph" style:parent-style-name="Standard" style:list-style-name="L1">
      <style:text-properties officeooo:rsid="000ff0d8" officeooo:paragraph-rsid="000ff0d8"/>
    </style:style>
    <style:style style:name="P33" style:family="paragraph" style:parent-style-name="Standard" style:list-style-name="L2">
      <style:text-properties fo:font-variant="normal" fo:text-transform="none" fo:color="#000000" style:font-name="Liberation Serif" fo:font-size="12pt" fo:letter-spacing="normal" fo:font-style="normal" fo:font-weight="normal" officeooo:rsid="0311ff34" officeooo:paragraph-rsid="0311ff34" style:font-size-asian="12pt" style:font-style-asian="normal" style:font-size-complex="12pt" style:font-style-complex="normal"/>
    </style:style>
    <style:style style:name="P34" style:family="paragraph" style:parent-style-name="Standard" style:list-style-name="L2">
      <style:text-properties fo:font-variant="normal" fo:text-transform="none" fo:color="#000000" style:font-name="Liberation Serif" fo:font-size="12pt" fo:letter-spacing="normal" fo:font-style="normal" fo:font-weight="normal" officeooo:rsid="03123403" officeooo:paragraph-rsid="03123403" style:font-size-asian="12pt" style:font-style-asian="normal" style:font-size-complex="12pt" style:font-style-complex="normal"/>
    </style:style>
    <style:style style:name="P35" style:family="paragraph" style:parent-style-name="Standard">
      <style:text-properties officeooo:paragraph-rsid="0010fa39"/>
    </style:style>
    <style:style style:name="P36" style:family="paragraph" style:parent-style-name="Standard">
      <style:text-properties officeooo:paragraph-rsid="000ff0d8"/>
    </style:style>
    <style:style style:name="P37" style:family="paragraph" style:parent-style-name="Standard">
      <style:text-properties officeooo:paragraph-rsid="00939849"/>
    </style:style>
    <style:style style:name="P38" style:family="paragraph" style:parent-style-name="Standard" style:list-style-name="L1">
      <style:text-properties officeooo:rsid="0309679a" officeooo:paragraph-rsid="0309679a"/>
    </style:style>
    <style:style style:name="P39" style:family="paragraph" style:parent-style-name="Standard" style:list-style-name="L1">
      <style:text-properties officeooo:rsid="03112042" officeooo:paragraph-rsid="03112042"/>
    </style:style>
    <style:style style:name="P40" style:family="paragraph" style:parent-style-name="Standard">
      <style:text-properties officeooo:paragraph-rsid="03348c3d"/>
    </style:style>
    <style:style style:name="P41" style:family="paragraph" style:parent-style-name="Standard">
      <style:text-properties officeooo:rsid="033634fb" officeooo:paragraph-rsid="0336aace"/>
    </style:style>
    <style:style style:name="P42" style:family="paragraph" style:parent-style-name="Standard">
      <style:text-properties officeooo:rsid="033634fb" officeooo:paragraph-rsid="0338ab02"/>
    </style:style>
    <style:style style:name="P43" style:family="paragraph" style:parent-style-name="Text_20_body">
      <style:text-properties fo:font-style="normal" officeooo:rsid="031bc3fa" officeooo:paragraph-rsid="031bc3fa" style:font-size-asian="10.5pt" style:font-style-asian="normal" style:font-style-complex="normal"/>
    </style:style>
    <style:style style:name="P44" style:family="paragraph" style:parent-style-name="Text_20_body">
      <style:text-properties fo:font-style="normal" officeooo:rsid="031e5067" officeooo:paragraph-rsid="031e5067" style:font-size-asian="10.5pt" style:font-style-asian="normal" style:font-style-complex="normal"/>
    </style:style>
    <style:style style:name="P45" style:family="paragraph" style:parent-style-name="Text_20_body" style:list-style-name="L12">
      <style:text-properties officeooo:paragraph-rsid="01c9ac2f"/>
    </style:style>
    <style:style style:name="P46" style:family="paragraph" style:parent-style-name="Text_20_body" style:list-style-name="L12">
      <style:text-properties fo:font-size="12pt" fo:language="pl" fo:country="PL" officeooo:paragraph-rsid="01ea4c09" style:font-size-asian="12pt" style:font-size-complex="12pt"/>
    </style:style>
    <style:style style:name="P47" style:family="paragraph" style:parent-style-name="Text_20_body" style:list-style-name="L12">
      <style:text-properties fo:font-size="12pt" style:font-size-asian="12pt" style:font-size-complex="12pt"/>
    </style:style>
    <style:style style:name="P48" style:family="paragraph" style:parent-style-name="Text_20_body">
      <style:text-properties officeooo:paragraph-rsid="01de4fd0"/>
    </style:style>
    <style:style style:name="P49" style:family="paragraph" style:parent-style-name="Text_20_body">
      <style:text-properties officeooo:rsid="03216cb9" officeooo:paragraph-rsid="03216cb9"/>
    </style:style>
    <style:style style:name="P50" style:family="paragraph" style:parent-style-name="Text_20_body">
      <style:text-properties officeooo:rsid="032518ec" officeooo:paragraph-rsid="032518ec"/>
    </style:style>
    <style:style style:name="P51" style:family="paragraph" style:parent-style-name="Text_20_body">
      <style:text-properties officeooo:rsid="03267170" officeooo:paragraph-rsid="03267170"/>
    </style:style>
    <style:style style:name="P52" style:family="paragraph" style:parent-style-name="Text_20_body">
      <style:text-properties officeooo:paragraph-rsid="03269805"/>
    </style:style>
    <style:style style:name="P53" style:family="paragraph" style:parent-style-name="Text_20_body">
      <style:text-properties officeooo:rsid="0332d59b" officeooo:paragraph-rsid="0332d59b"/>
    </style:style>
    <style:style style:name="T1" style:family="text">
      <style:text-properties officeooo:rsid="00259441"/>
    </style:style>
    <style:style style:name="T2" style:family="text">
      <style:text-properties fo:font-variant="normal" fo:text-transform="none" fo:color="#000000" fo:font-size="12pt" fo:letter-spacing="normal" fo:font-style="normal" fo:font-weight="normal" officeooo:rsid="00971176" style:font-size-asian="12pt" style:font-style-asian="normal" style:font-size-complex="12pt" style:font-style-complex="normal"/>
    </style:style>
    <style:style style:name="T3" style:family="text">
      <style:text-properties fo:font-variant="normal" fo:text-transform="none" fo:color="#000000" fo:font-size="12pt" fo:letter-spacing="normal" fo:font-style="normal" fo:font-weight="normal" officeooo:rsid="00a5de4b" style:font-size-asian="12pt" style:font-style-asian="normal" style:font-size-complex="12pt" style:font-style-complex="normal"/>
    </style:style>
    <style:style style:name="T4" style:family="text">
      <style:text-properties fo:font-variant="normal" fo:text-transform="none" fo:color="#000000" fo:font-size="12pt" fo:letter-spacing="normal" fo:font-style="normal" fo:font-weight="normal" officeooo:rsid="00939849" style:font-size-asian="12pt" style:font-style-asian="normal" style:font-size-complex="12pt" style:font-style-complex="normal"/>
    </style:style>
    <style:style style:name="T5" style:family="text">
      <style:text-properties fo:font-variant="normal" fo:text-transform="none" fo:color="#000000" fo:font-size="12pt" fo:letter-spacing="normal" fo:font-style="normal" fo:font-weight="normal" officeooo:rsid="030d5e3b" style:font-size-asian="12pt" style:font-style-asian="normal" style:font-size-complex="12pt" style:font-style-complex="normal"/>
    </style:style>
    <style:style style:name="T6" style:family="text">
      <style:text-properties fo:font-variant="normal" fo:text-transform="none" fo:color="#000000" fo:font-size="12pt" fo:letter-spacing="normal" fo:font-style="normal" fo:font-weight="normal" officeooo:rsid="030db40d" style:font-size-asian="12pt" style:font-style-asian="normal" style:font-size-complex="12pt" style:font-style-complex="normal"/>
    </style:style>
    <style:style style:name="T7" style:family="text">
      <style:text-properties fo:font-variant="normal" fo:text-transform="none" fo:color="#000000" fo:font-size="12pt" fo:letter-spacing="normal" fo:font-style="normal" fo:font-weight="normal" officeooo:rsid="030dc5e8" style:font-size-asian="12pt" style:font-style-asian="normal" style:font-size-complex="12pt" style:font-style-complex="normal"/>
    </style:style>
    <style:style style:name="T8" style:family="text">
      <style:text-properties fo:font-variant="normal" fo:text-transform="none" fo:color="#000000" fo:font-size="12pt" fo:letter-spacing="normal" fo:font-style="normal" fo:font-weight="normal" officeooo:rsid="030fbac5" style:font-size-asian="12pt" style:font-style-asian="normal" style:font-size-complex="12pt" style:font-style-complex="normal"/>
    </style:style>
    <style:style style:name="T9" style:family="text">
      <style:text-properties fo:font-variant="normal" fo:text-transform="none" fo:color="#000000" fo:font-size="12pt" fo:letter-spacing="normal" fo:font-style="normal" fo:font-weight="normal" officeooo:rsid="0310d3a6" style:font-size-asian="12pt" style:font-style-asian="normal" style:font-size-complex="12pt" style:font-style-complex="normal"/>
    </style:style>
    <style:style style:name="T10" style:family="text">
      <style:text-properties fo:font-variant="normal" fo:text-transform="none" fo:color="#000000" fo:font-size="12pt" fo:letter-spacing="normal" fo:font-style="normal" fo:font-weight="normal" officeooo:rsid="03269805" style:font-size-asian="12pt" style:font-style-asian="normal" style:font-size-complex="12pt" style:font-style-complex="normal"/>
    </style:style>
    <style:style style:name="T11" style:family="text">
      <style:text-properties fo:font-variant="normal" fo:text-transform="none" fo:color="#000000" fo:font-size="12pt" fo:letter-spacing="normal" fo:font-style="italic" fo:font-weight="normal" officeooo:rsid="030dc5e8" style:font-size-asian="12pt" style:font-style-asian="italic" style:font-size-complex="12pt" style:font-style-complex="italic"/>
    </style:style>
    <style:style style:name="T12" style:family="text">
      <style:text-properties fo:font-variant="normal" fo:text-transform="none" fo:color="#000000" fo:letter-spacing="normal" fo:font-style="normal" fo:font-weight="normal"/>
    </style:style>
    <style:style style:name="T13" style:family="text">
      <style:text-properties fo:font-variant="normal" fo:text-transform="none" style:use-window-font-color="true" style:font-name="Liberation Serif" fo:font-size="12pt" fo:letter-spacing="normal" fo:font-style="normal" fo:font-weight="normal" style:font-size-asian="12pt" style:font-style-asian="normal" style:font-size-complex="12pt" style:font-style-complex="normal" loext:padding="0in" loext:border="none"/>
    </style:style>
    <style:style style:name="T14" style:family="text">
      <style:text-properties fo:font-variant="normal" fo:text-transform="none" style:use-window-font-color="true" style:font-name="Liberation Serif" fo:font-size="12pt" fo:letter-spacing="normal" fo:font-style="normal" fo:font-weight="normal" officeooo:rsid="0020d8b4" style:font-size-asian="12pt" style:font-style-asian="normal" style:font-size-complex="12pt" style:font-style-complex="normal" loext:padding="0in" loext:border="none"/>
    </style:style>
    <style:style style:name="T15" style:family="text">
      <style:text-properties fo:font-variant="normal" fo:text-transform="none" style:use-window-font-color="true" style:font-name="Liberation Serif" fo:font-size="12pt" fo:letter-spacing="normal" fo:font-style="normal" fo:font-weight="normal" officeooo:rsid="03348c3d" style:font-size-asian="12pt" style:font-style-asian="normal" style:font-size-complex="12pt" style:font-style-complex="normal" loext:padding="0in" loext:border="none"/>
    </style:style>
    <style:style style:name="T16" style:family="text">
      <style:text-properties officeooo:rsid="01c9ac2f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font-style="italic" officeooo:rsid="001e83a6" style:font-style-asian="italic" style:font-style-complex="italic"/>
    </style:style>
    <style:style style:name="T19" style:family="text">
      <style:text-properties fo:font-style="italic" officeooo:rsid="02b25e22" style:font-style-asian="italic" style:font-style-complex="italic"/>
    </style:style>
    <style:style style:name="T20" style:family="text">
      <style:text-properties officeooo:rsid="00163fc7"/>
    </style:style>
    <style:style style:name="T21" style:family="text">
      <style:text-properties officeooo:rsid="001e83a6"/>
    </style:style>
    <style:style style:name="T22" style:family="text">
      <style:text-properties style:font-name="Liberation Serif" officeooo:rsid="001a10fc"/>
    </style:style>
    <style:style style:name="T23" style:family="text">
      <style:text-properties officeooo:rsid="002122a6"/>
    </style:style>
    <style:style style:name="T24" style:family="text">
      <style:text-properties officeooo:rsid="002bd720"/>
    </style:style>
    <style:style style:name="T25" style:family="text">
      <style:text-properties officeooo:rsid="0039d2db"/>
    </style:style>
    <style:style style:name="T26" style:family="text">
      <style:text-properties officeooo:rsid="00b86220"/>
    </style:style>
    <style:style style:name="T27" style:family="text">
      <style:text-properties officeooo:rsid="0136dd4a"/>
    </style:style>
    <style:style style:name="T28" style:family="text">
      <style:text-properties fo:font-weight="bold" officeooo:rsid="00259441" style:font-weight-asian="bold" style:font-weight-complex="bold"/>
    </style:style>
    <style:style style:name="T29" style:family="text">
      <style:text-properties fo:font-weight="bold" officeooo:rsid="03075a3a" style:font-weight-asian="bold" style:font-weight-complex="bold"/>
    </style:style>
    <style:style style:name="T30" style:family="text">
      <style:text-properties officeooo:rsid="0182b7e1"/>
    </style:style>
    <style:style style:name="T31" style:family="text">
      <style:text-properties style:text-line-through-style="none" style:text-line-through-type="none"/>
    </style:style>
    <style:style style:name="T32" style:family="text">
      <style:text-properties style:text-line-through-style="none" style:text-line-through-type="none" officeooo:rsid="01b1488e"/>
    </style:style>
    <style:style style:name="T33" style:family="text">
      <style:text-properties officeooo:rsid="00f483c3"/>
    </style:style>
    <style:style style:name="T34" style:family="text">
      <style:text-properties officeooo:rsid="01ccb77a"/>
    </style:style>
    <style:style style:name="T35" style:family="text">
      <style:text-properties style:font-size-asian="10.5pt"/>
    </style:style>
    <style:style style:name="T36" style:family="text">
      <style:text-properties officeooo:rsid="01de4fd0" style:font-size-asian="10.5pt"/>
    </style:style>
    <style:style style:name="T37" style:family="text">
      <style:text-properties officeooo:rsid="03003a5b" style:font-size-asian="10.5pt"/>
    </style:style>
    <style:style style:name="T38" style:family="text">
      <style:text-properties officeooo:rsid="03129434" style:font-size-asian="10.5pt"/>
    </style:style>
    <style:style style:name="T39" style:family="text">
      <style:text-properties officeooo:rsid="0332afe8" style:font-size-asian="10.5pt"/>
    </style:style>
    <style:style style:name="T40" style:family="text">
      <style:text-properties officeooo:rsid="03269805" style:font-size-asian="10.5pt"/>
    </style:style>
    <style:style style:name="T41" style:family="text">
      <style:text-properties officeooo:rsid="0332d59b" style:font-size-asian="10.5pt"/>
    </style:style>
    <style:style style:name="T42" style:family="text">
      <style:text-properties officeooo:rsid="0261817c"/>
    </style:style>
    <style:style style:name="T43" style:family="text">
      <style:text-properties officeooo:rsid="026a82a3"/>
    </style:style>
    <style:style style:name="T44" style:family="text">
      <style:text-properties officeooo:rsid="02a75f50"/>
    </style:style>
    <style:style style:name="T45" style:family="text">
      <style:text-properties officeooo:rsid="0010fa39"/>
    </style:style>
    <style:style style:name="T46" style:family="text">
      <style:text-properties officeooo:rsid="000ff0d8"/>
    </style:style>
    <style:style style:name="T47" style:family="text">
      <style:text-properties officeooo:rsid="030018c0"/>
    </style:style>
    <style:style style:name="T48" style:family="text">
      <style:text-properties style:font-name="Liberation Sans" fo:font-size="18.2000007629395pt" fo:font-weight="bold" officeooo:rsid="0312d391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T49" style:family="text">
      <style:text-properties style:font-name="Liberation Sans" fo:font-size="18.2000007629395pt" fo:font-weight="bold" officeooo:rsid="0334a2de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T50" style:family="text">
      <style:text-properties style:font-name="Liberation Sans" fo:font-size="16.1000003814697pt" fo:font-weight="bold" officeooo:rsid="0314c686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51" style:family="text">
      <style:text-properties officeooo:rsid="03059954"/>
    </style:style>
    <style:style style:name="T52" style:family="text">
      <style:text-properties officeooo:rsid="03070c7b"/>
    </style:style>
    <style:style style:name="T53" style:family="text">
      <style:text-properties officeooo:rsid="0308f714"/>
    </style:style>
    <style:style style:name="T54" style:family="text">
      <style:text-properties officeooo:rsid="030afa7a"/>
    </style:style>
    <style:style style:name="T55" style:family="text">
      <style:text-properties officeooo:rsid="030c21b0"/>
    </style:style>
    <style:style style:name="T56" style:family="text">
      <style:text-properties officeooo:rsid="030d5e3b"/>
    </style:style>
    <style:style style:name="T57" style:family="text">
      <style:text-properties officeooo:rsid="0311b067"/>
    </style:style>
    <style:style style:name="T58" style:family="text">
      <style:text-properties officeooo:rsid="03129434"/>
    </style:style>
    <style:style style:name="T59" style:family="text">
      <style:text-properties officeooo:rsid="00a0cebf"/>
    </style:style>
    <style:style style:name="T60" style:family="text">
      <style:text-properties officeooo:rsid="031a6af4"/>
    </style:style>
    <style:style style:name="T61" style:family="text">
      <style:text-properties officeooo:rsid="032926f7"/>
    </style:style>
    <style:style style:name="T62" style:family="text">
      <style:text-properties officeooo:rsid="032ad79b"/>
    </style:style>
    <style:style style:name="T63" style:family="text">
      <style:text-properties officeooo:rsid="032c4fe6"/>
    </style:style>
    <style:style style:name="T64" style:family="text">
      <style:text-properties officeooo:rsid="032e4695"/>
    </style:style>
    <style:style style:name="T65" style:family="text">
      <style:text-properties officeooo:rsid="032f69bd"/>
    </style:style>
    <style:style style:name="T66" style:family="text">
      <style:text-properties officeooo:rsid="0330eb61"/>
    </style:style>
    <style:style style:name="T67" style:family="text">
      <style:text-properties officeooo:rsid="0332afe8"/>
    </style:style>
    <style:style style:name="T68" style:family="text">
      <style:text-properties officeooo:rsid="03348c3d"/>
    </style:style>
    <style:style style:name="T69" style:family="text">
      <style:text-properties officeooo:rsid="0334a2de"/>
    </style:style>
    <style:style style:name="T70" style:family="text">
      <style:text-properties officeooo:rsid="033634fb"/>
    </style:style>
    <style:style style:name="T71" style:family="text">
      <style:text-properties officeooo:rsid="0336aace"/>
    </style:style>
    <style:style style:name="T72" style:family="text">
      <style:text-properties officeooo:rsid="0338ab02"/>
    </style:style>
    <style:style style:name="fr1" style:family="graphic" style:parent-style-name="Graphics">
      <style:graphic-properties fo:margin-left="0.1252in" fo:margin-right="0.1252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598in" fo:text-indent="-0.25in" fo:margin-left="0.4598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098in" fo:text-indent="-0.25in" fo:margin-left="0.7098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598in" fo:text-indent="-0.25in" fo:margin-left="0.9598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098in" fo:text-indent="-0.25in" fo:margin-left="1.2098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598in" fo:text-indent="-0.25in" fo:margin-left="1.4598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098in" fo:text-indent="-0.25in" fo:margin-left="1.7098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598in" fo:text-indent="-0.25in" fo:margin-left="1.9598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098in" fo:text-indent="-0.25in" fo:margin-left="2.2098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598in" fo:text-indent="-0.25in" fo:margin-left="2.4598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098in" fo:text-indent="-0.25in" fo:margin-left="2.7098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4" text:outline-level="1"/>
      <text:h text:style-name="P25" text:outline-level="1"><text:bookmark-start text:name="__RefHeading___Toc3333_4293479307"/>Państwowa Uczelnia im. Stefana Batorego<text:bookmark-end text:name="__RefHeading___Toc3333_4293479307"/></text:h>
      <text:h text:style-name="P26" text:outline-level="1"><text:bookmark-start text:name="__RefHeading___Toc1937_1816961922"/>iSCSI<text:bookmark-end text:name="__RefHeading___Toc1937_1816961922"/></text:h>
      <text:p text:style-name="P19">Administracja Sieciami Lokalnymi</text:p>
      <text:p text:style-name="Heading"/>
      <text:p text:style-name="Heading"/>
      <text:p text:style-name="Heading"/>
      <text:p text:style-name="Heading"/>
      <text:p text:style-name="Heading"/>
      <text:p text:style-name="Heading"/>
      <text:p text:style-name="Heading"/>
      <text:p text:style-name="Heading"/>
      <text:p text:style-name="Heading"/>
      <text:p text:style-name="Heading"/>
      <text:p text:style-name="Heading"/>
      <text:p text:style-name="P6">Wykonał: </text:p>
      <text:p text:style-name="P6">Patryk Kaniewski,</text:p>
      <text:p text:style-name="P3"><text:s/>2 rok Informatyka <text:span text:style-name="T34">stacjonarne</text:span></text:p>
      <text:p text:style-name="P18"/>
      <text:table-of-content text:style-name="Sect1" text:protected="true" text:name="spis treści">
        <text:table-of-content-source text:outline-level="10">
          <text:index-title-template text:style-name="Contents_20_Heading">Spis treści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pis treści_Head">
            <text:p text:style-name="Contents_20_Heading">Spis treści</text:p>
          </text:index-title>
          <text:p text:style-name="P20"><text:a xlink:type="simple" xlink:href="#__RefHeading___Toc3333_4293479307" text:style-name="Index_20_Link" text:visited-style-name="Index_20_Link">Państwowa Uczelnia im. Stefana Batorego<text:tab/>1</text:a></text:p>
          <text:p text:style-name="P20"><text:a xlink:type="simple" xlink:href="#__RefHeading___Toc1937_1816961922" text:style-name="Index_20_Link" text:visited-style-name="Index_20_Link">Konfiguracja routingu statycznego i dynamicznego<text:tab/>1</text:a></text:p>
          <text:p text:style-name="P20"><text:a xlink:type="simple" xlink:href="#__RefHeading___Toc1939_1816961922" text:style-name="Index_20_Link" text:visited-style-name="Index_20_Link">1. Wprowadzenie<text:tab/>3</text:a></text:p>
          <text:p text:style-name="P21"><text:a xlink:type="simple" xlink:href="#__RefHeading___Toc1941_1816961922" text:style-name="Index_20_Link" text:visited-style-name="Index_20_Link">1.1 Cel ćwiczenia<text:tab/>3</text:a></text:p>
          <text:p text:style-name="P21"><text:a xlink:type="simple" xlink:href="#__RefHeading___Toc1943_1816961922" text:style-name="Index_20_Link" text:visited-style-name="Index_20_Link">1.2 Wymagania wstępne<text:tab/>3</text:a></text:p>
          <text:p text:style-name="P22"><text:a xlink:type="simple" xlink:href="#__RefHeading___Toc1945_1816961922" text:style-name="Index_20_Link" text:visited-style-name="Index_20_Link">1.3 Zakres ćwiczenia<text:tab/>3</text:a></text:p>
          <text:p text:style-name="P22"><text:a xlink:type="simple" xlink:href="#__RefHeading___Toc1947_1816961922" text:style-name="Index_20_Link" text:visited-style-name="Index_20_Link">1.4 Zagadnienia<text:tab/>3</text:a></text:p>
          <text:p text:style-name="P22"><text:a xlink:type="simple" xlink:href="#__RefHeading___Toc1949_1816961922" text:style-name="Index_20_Link" text:visited-style-name="Index_20_Link">1.5 Dodatkowe definicje<text:tab/>4</text:a></text:p>
          <text:p text:style-name="P20"><text:a xlink:type="simple" xlink:href="#__RefHeading___Toc1951_1816961922" text:style-name="Index_20_Link" text:visited-style-name="Index_20_Link">2. Zagadnienia routingu<text:tab/>4</text:a></text:p>
          <text:p text:style-name="P21"><text:a xlink:type="simple" xlink:href="#__RefHeading___Toc1953_1816961922" text:style-name="Index_20_Link" text:visited-style-name="Index_20_Link">2.1 Routing<text:tab/>5</text:a></text:p>
          <text:p text:style-name="P21"><text:a xlink:type="simple" xlink:href="#__RefHeading___Toc1955_1816961922" text:style-name="Index_20_Link" text:visited-style-name="Index_20_Link">2.2 Routing statyczny<text:tab/>8</text:a></text:p>
          <text:p text:style-name="P22"><text:a xlink:type="simple" xlink:href="#__RefHeading___Toc1957_1816961922" text:style-name="Index_20_Link" text:visited-style-name="Index_20_Link">2.2.1 Konfiguracja routingu statycznego (Linux)<text:tab/>8</text:a></text:p>
          <text:p text:style-name="P21"><text:a xlink:type="simple" xlink:href="#__RefHeading___Toc1961_1816961922" text:style-name="Index_20_Link" text:visited-style-name="Index_20_Link">2.3 Routing dynamiczny<text:tab/>9</text:a></text:p>
          <text:p text:style-name="P22"><text:a xlink:type="simple" xlink:href="#__RefHeading___Toc1963_1816961922" text:style-name="Index_20_Link" text:visited-style-name="Index_20_Link">2.3.1 Distance-vector routing<text:tab/>9</text:a></text:p>
          <text:p text:style-name="P22"><text:a xlink:type="simple" xlink:href="#__RefHeading___Toc1965_1816961922" text:style-name="Index_20_Link" text:visited-style-name="Index_20_Link">2.3.2 Link-state routing<text:tab/>12</text:a></text:p>
          <text:p text:style-name="P22"><text:a xlink:type="simple" xlink:href="#__RefHeading___Toc1967_1816961922" text:style-name="Index_20_Link" text:visited-style-name="Index_20_Link">2.3.3 Konfiguracja daemona routingu dynamicznego (quagga)<text:tab/>17</text:a></text:p>
          <text:p text:style-name="P22"><text:a xlink:type="simple" xlink:href="#__RefHeading___Toc1797_1816961922" text:style-name="Index_20_Link" text:visited-style-name="Index_20_Link">2.3.4 Weryfikacja działania protokołu<text:tab/>19</text:a></text:p>
          <text:p text:style-name="P20"><text:a xlink:type="simple" xlink:href="#__RefHeading___Toc1653_1816961922" text:style-name="Index_20_Link" text:visited-style-name="Index_20_Link">3. Testowanie „dynamiczności” routingu<text:tab/>20</text:a></text:p>
          <text:p text:style-name="P21"><text:a xlink:type="simple" xlink:href="#__RefHeading___Toc1799_1816961922" text:style-name="Index_20_Link" text:visited-style-name="Index_20_Link">3.1 Awaria interfejsu<text:tab/>20</text:a></text:p>
          <text:p text:style-name="P22"><text:a xlink:type="simple" xlink:href="#__RefHeading___Toc1801_1816961922" text:style-name="Index_20_Link" text:visited-style-name="Index_20_Link">3.1.1 RIP<text:tab/>20</text:a></text:p>
          <text:p text:style-name="P22"><text:a xlink:type="simple" xlink:href="#__RefHeading___Toc1803_1816961922" text:style-name="Index_20_Link" text:visited-style-name="Index_20_Link">3.1.2 OSPF<text:tab/>21</text:a></text:p>
          <text:p text:style-name="P21"><text:a xlink:type="simple" xlink:href="#__RefHeading___Toc1805_1816961922" text:style-name="Index_20_Link" text:visited-style-name="Index_20_Link">3.2 Przeciążenie na sieci (OSPF)<text:tab/>23</text:a></text:p>
          <text:p text:style-name="P22"><text:a xlink:type="simple" xlink:href="#__RefHeading___Toc1807_1816961922" text:style-name="Index_20_Link" text:visited-style-name="Index_20_Link">3.2.1 Wyniki<text:tab/>23</text:a></text:p>
          <text:p text:style-name="P21"><text:a xlink:type="simple" xlink:href="#__RefHeading___Toc1809_1816961922" text:style-name="Index_20_Link" text:visited-style-name="Index_20_Link">3.3 Sprawdzanie Overhead-u<text:tab/>24</text:a></text:p>
          <text:p text:style-name="P22"><text:a xlink:type="simple" xlink:href="#__RefHeading___Toc1811_1816961922" text:style-name="Index_20_Link" text:visited-style-name="Index_20_Link">3.3.1 Kontrola<text:tab/>24</text:a></text:p>
          <text:p text:style-name="P22"><text:a xlink:type="simple" xlink:href="#__RefHeading___Toc1813_1816961922" text:style-name="Index_20_Link" text:visited-style-name="Index_20_Link">3.3.2 RIP<text:tab/>25</text:a></text:p>
          <text:p text:style-name="P22"><text:a xlink:type="simple" xlink:href="#__RefHeading___Toc1815_1816961922" text:style-name="Index_20_Link" text:visited-style-name="Index_20_Link">3.3.3 OSPF<text:tab/>25</text:a></text:p>
          <text:p text:style-name="P21"><text:a xlink:type="simple" xlink:href="#__RefHeading___Toc1819_1816961922" text:style-name="Index_20_Link" text:visited-style-name="Index_20_Link">3.4 Designated router (OSPF)<text:tab/>25</text:a></text:p>
          <text:p text:style-name="P22"><text:a xlink:type="simple" xlink:href="#__RefHeading___Toc1821_1816961922" text:style-name="Index_20_Link" text:visited-style-name="Index_20_Link">3.4.1 Wyniki<text:tab/>26</text:a></text:p>
          <text:p text:style-name="P20"><text:a xlink:type="simple" xlink:href="#__RefHeading___Toc1823_1816961922" text:style-name="Index_20_Link" text:visited-style-name="Index_20_Link">4. Wnioski<text:tab/>26</text:a></text:p>
          <text:p text:style-name="P21"><text:a xlink:type="simple" xlink:href="#__RefHeading___Toc1825_1816961922" text:style-name="Index_20_Link" text:visited-style-name="Index_20_Link">4.1 Routing statyczny vs dynamiczny<text:tab/>27</text:a></text:p>
          <text:p text:style-name="P21"><text:a xlink:type="simple" xlink:href="#__RefHeading___Toc1827_1816961922" text:style-name="Index_20_Link" text:visited-style-name="Index_20_Link">4.2. RIP vs OSPF<text:tab/>27</text:a></text:p>
          <text:p text:style-name="P21"><text:a xlink:type="simple" xlink:href="#__RefHeading___Toc3335_4293479307" text:style-name="Index_20_Link" text:visited-style-name="Index_20_Link">4.3 Ustawienia<text:tab/>27</text:a></text:p>
          <text:p text:style-name="P21"><text:a xlink:type="simple" xlink:href="#__RefHeading___Toc1969_1816961922" text:style-name="Index_20_Link" text:visited-style-name="Index_20_Link">4.4 Dopasowanie do wymagań i sytuacji<text:tab/>28</text:a></text:p>
          <text:p text:style-name="P20"><text:a xlink:type="simple" xlink:href="#__RefHeading___Toc1831_1816961922" text:style-name="Index_20_Link" text:visited-style-name="Index_20_Link">5. Bibliografia<text:tab/>28</text:a></text:p>
        </text:index-body>
      </text:table-of-content>
      <text:p text:style-name="Text_20_body"/>
      <text:h text:style-name="P27" text:outline-level="1"><text:bookmark-start text:name="__RefHeading___Toc1939_1816961922"/>1. Wprowadzenie<text:bookmark-end text:name="__RefHeading___Toc1939_1816961922"/></text:h>
      <text:p text:style-name="P35"><text:span text:style-name="T45"><text:tab/></text:span><text:span text:style-name="T52">iSCSI (z ang. internet Small Component</text:span><text:span text:style-name="T61">) jest protokołem który pozwala na zastosowanie idei SAN w sieciach Ethernet. </text:span><text:span text:style-name="T62">ISCSI jest protokołem opartym na architekturze klient-serwer. Serwer (Target) udostępnia zasoby lokalne (dyski/partycje/katalogi) </text:span><text:span text:style-name="T63">klientowi (inicjator). </text:span><text:span text:style-name="T64">Protokoł ten jak i inne protokoły związane z technologią SAN pozwala na niskopoziomowy dostęp do lokalnych zasobów. Dzięki temu można osiągnąć większe prędkości (szczególnie dla przewidywalnych operacji jak sekwencyjny zapis) </text:span><text:span text:style-name="T65">niż technologie takie jak SMB.</text:span></text:p>
      <text:h text:style-name="P28" text:outline-level="2"><text:bookmark-start text:name="__RefHeading___Toc1941_1816961922"/>1.1 Cel <text:span text:style-name="T20">ć</text:span>wiczenia<text:bookmark-end text:name="__RefHeading___Toc1941_1816961922"/></text:h>
      <text:p text:style-name="P36"><text:span text:style-name="T46"><text:tab/></text:span><text:span text:style-name="T53">Poznanie </text:span><text:span text:style-name="T54">zasad działania protokoł</text:span><text:span text:style-name="T56">ó</text:span><text:span text:style-name="T54">w</text:span><text:span text:style-name="T53">, konfiguracja i testowanie </text:span><text:span text:style-name="T54">oraz dobre praktyki </text:span><text:span text:style-name="T55">przy używaniu</text:span><text:span text:style-name="T53"> </text:span><text:span text:style-name="T66">demonów</text:span><text:span text:style-name="T53"> iSCSI w systemach GNU/Linux</text:span></text:p>
      <text:h text:style-name="Heading_20_2" text:outline-level="2"><text:bookmark-start text:name="__RefHeading___Toc1943_1816961922"/>1.2 Wymagania wst<text:span text:style-name="T42">ę</text:span>pne<text:bookmark-end text:name="__RefHeading___Toc1943_1816961922"/></text:h>
      <text:list xml:id="list3076484874" text:style-name="L1">
        <text:list-item>
          <text:p text:style-name="P31">Podstawy CLI (<text:span text:style-name="T44">np. </text:span>Linux<text:span text:style-name="T31">/</text:span><text:span text:style-name="T32">Bash</text:span>)</text:p>
        </text:list-item>
        <text:list-item>
          <text:p text:style-name="P32">Konfiguracja interfejsów sieciowych</text:p>
        </text:list-item>
        <text:list-item>
          <text:p text:style-name="P38">Znajomość struktury systemu plików systemów GNU/Linux</text:p>
        </text:list-item>
        <text:list-item>
          <text:p text:style-name="P39">iSCSI (RFC <text:span text:style-name="T57">3720</text:span>)</text:p>
        </text:list-item>
      </text:list>
      <text:p text:style-name="P15"/>
      <text:h text:style-name="Heading_20_3" text:outline-level="3"><text:bookmark-start text:name="__RefHeading___Toc1945_1816961922"/>1.3 Zakres ćwiczenia<text:bookmark-end text:name="__RefHeading___Toc1945_1816961922"/></text:h>
      <text:p text:style-name="P37"><text:span text:style-name="T4"><text:tab/></text:span><text:span text:style-name="T5">W tym ćwiczeniu rozważane są </text:span><text:span text:style-name="T6">zagadnienia związane z technologią SAN na przykładzie iSCSI w sieciach Ethernet. </text:span><text:span text:style-name="T7">Pod uwagę wzięte są usługi </text:span><text:span text:style-name="T11">tgt-adm</text:span><text:span text:style-name="T7"> (serwer) i </text:span><text:span text:style-name="T11">iscsi-adm</text:span><text:span text:style-name="T7"> (klient). </text:span><text:span text:style-name="T8">Porównamy technologie SAN do innych rozwiązań pozwalających na dostęp do plików za pomocą sieci typu </text:span><text:span text:style-name="T10">E</text:span><text:span text:style-name="T8">thernet. </text:span></text:p>
      <text:p text:style-name="P7"><text:span text:style-name="T2"><text:tab/></text:span><text:span text:style-name="T3">Ćwiczenie może być wykonane na maszynach wirtualnych (przykłady na podstawie GNU/Linux Debian </text:span><text:span text:style-name="T9">10</text:span><text:span text:style-name="T3">) </text:span></text:p>
      <text:h text:style-name="Heading_20_3" text:outline-level="3"><text:bookmark-start text:name="__RefHeading___Toc1947_1816961922"/>1.4 Zagadnienia<text:bookmark-end text:name="__RefHeading___Toc1947_1816961922"/></text:h>
      <text:list xml:id="list3834041413" text:style-name="L2">
        <text:list-item>
          <text:p text:style-name="P33">SAN</text:p>
        </text:list-item>
        <text:list-item>
          <text:p text:style-name="P33">iSCSI</text:p>
        </text:list-item>
        <text:list-item>
          <text:p text:style-name="P33">Wady i zalety SAN</text:p>
        </text:list-item>
        <text:list-item>
          <text:p text:style-name="P34">Dostosowanie rozwiązań do zapotrzebowania w różnych okolicznościach</text:p>
        </text:list-item>
      </text:list>
      <text:h text:style-name="Heading_20_3" text:outline-level="3"><text:bookmark-start text:name="__RefHeading___Toc1949_1816961922"/>1.5 <text:span text:style-name="T26">Dodatkowe d</text:span>efinicje<text:bookmark-end text:name="__RefHeading___Toc1949_1816961922"/></text:h>
      <text:p text:style-name="P52"><text:span text:style-name="T39">SMB</text:span><text:span text:style-name="T38"> </text:span><text:span text:style-name="T40">(ang. a) – </text:span><text:span text:style-name="T41">asda</text:span></text:p>
      <text:p text:style-name="P53"><text:span text:style-name="T41">N</text:span><text:span text:style-name="T35">FS (ang. a) - asda</text:span></text:p>
      <text:h text:style-name="Heading_20_1" text:outline-level="1">2. <text:span text:style-name="T49">iSCSI</text:span></text:h>
      <text:p text:style-name="P5">Fizyczna konfiguracja sieci:</text:p>
      <text:p text:style-name="P8"/>
      <text:p text:style-name="P14"><text:soft-page-break/>Rys 2.1</text:p>
      <text:p text:style-name="P4">Logiczna konfiguracja sieci:</text:p>
      <text:p text:style-name="P14">Rys 2.2</text:p>
      <text:p text:style-name="Heading">Wyjaśnienie:</text:p>
      <text:p text:style-name="Standard"><text:tab/><text:span text:style-name="T47">a</text:span></text:p>
      <text:p text:style-name="P11"/>
      <text:p text:style-name="P11">Konfiguracja interfejsów:</text:p>
      <text:p text:style-name="P12"><text:tab/>r<text:span text:style-name="T30">ę</text:span>cznie </text:p>
      <text:p text:style-name="P13"><text:span text:style-name="T24"><text:tab/>za pomoc</text:span><text:span text:style-name="T43">ą</text:span><text:span text:style-name="T24"> skryptu: </text:span><text:a xlink:type="simple" xlink:href="https://github.com/p7tryk/administracja/blob/master/network.sh" text:style-name="Internet_20_link" text:visited-style-name="Visited_20_Internet_20_Link">https://github.com/p7tryk/administracja/blob/master/network.sh</text:a></text:p>
      <text:p text:style-name="P11"/>
      <text:p text:style-name="P9">Instalacja programów diagnostycznych (jeśli potrzeba):</text:p>
      <text:p text:style-name="P9"><text:tab/><text:span text:style-name="T21"># </text:span><text:span text:style-name="T18">apt install</text:span><text:span text:style-name="T21"> </text:span><text:span text:style-name="T17">tcpdump traceroute ping</text:span></text:p>
      <text:p text:style-name="P10"/>
      <text:p text:style-name="P40"><text:span text:style-name="T68">Instalacja daemonów:</text:span></text:p>
      <text:p text:style-name="P40"><text:tab/><text:span text:style-name="T70">na serwerze:</text:span></text:p>
      <text:p text:style-name="P41"><text:tab/><text:tab/># apt install tgt-adm</text:p>
      <text:p text:style-name="P41"><text:tab/><text:span text:style-name="T71">na kliencie:</text:span></text:p>
      <text:p text:style-name="P42"><text:tab/><text:tab/><text:span text:style-name="T71"># apt install iscsi-adm</text:span></text:p>
      <text:h text:style-name="P30" text:outline-level="2"><text:span text:style-name="T72">2.1 SAN</text:span></text:h>
      <text:p text:style-name="Text_20_body"><text:span text:style-name="T72">a</text:span> </text:p>
      <text:h text:style-name="P29" text:outline-level="2"><text:bookmark-start text:name="__RefHeading___Toc1953_1816961922"/><text:span text:style-name="T59">2.</text:span><text:span text:style-name="T69">2</text:span><text:span text:style-name="T59"> </text:span><text:span text:style-name="T50">iSCSI</text:span><text:bookmark-end text:name="__RefHeading___Toc1953_1816961922"/></text:h>
      <text:p text:style-name="P44">a</text:p>
      <text:h text:style-name="Heading_20_3" text:outline-level="3">2.1.1 Adresowanie w iSCSI</text:h>
      <text:p text:style-name="P43">a</text:p>
      <text:h text:style-name="Heading_20_3" text:outline-level="3">2.1.2 <text:span text:style-name="T60">Sesje</text:span></text:h>
      <text:p text:style-name="P43">A</text:p>
      <text:h text:style-name="Heading_20_3" text:outline-level="3">2.1.3 Przepływ danych</text:h>
      <text:p text:style-name="P49">A</text:p>
      <text:h text:style-name="Heading_20_3" text:outline-level="3">2.1.4 Redundancja</text:h>
      <text:p text:style-name="P50">A</text:p>
      <text:h text:style-name="Heading_20_4" text:outline-level="4">2.1.4.1 Multipath</text:h>
      <text:p text:style-name="P51">a</text:p>
      <text:h text:style-name="Heading_20_4" text:outline-level="4"><text:soft-page-break/>2.1.4.2 Active Backup</text:h>
      <text:p text:style-name="P51">a</text:p>
      <text:h text:style-name="Heading_20_4" text:outline-level="4">2.1.4.3 Link agregation</text:h>
      <text:p text:style-name="P51">a</text:p>
      <text:h text:style-name="Heading_20_1" text:outline-level="1">3. Testowanie iSCSI</text:h>
      <text:h text:style-name="Heading_20_1" text:outline-level="1"><text:bookmark-start text:name="__RefHeading___Toc1823_1816961922"/>4. Wnioski<text:bookmark-end text:name="__RefHeading___Toc1823_1816961922"/></text:h>
      <text:p text:style-name="P48"><text:span text:style-name="T36"><text:tab/></text:span><text:span text:style-name="T37">a</text:span></text:p>
      <text:p text:style-name="P17"/>
      <text:h text:style-name="Heading_20_1" text:outline-level="1"><text:bookmark-start text:name="__RefHeading___Toc1831_1816961922"/>5. <text:span text:style-name="T25">Bibliografia</text:span><text:bookmark-end text:name="__RefHeading___Toc1831_1816961922"/></text:h>
      <text:list xml:id="list2517205041" text:style-name="L12">
        <text:list-item>
          <text:p text:style-name="P46"><text:span text:style-name="T33">RFC 2453 RIP Version 2 listopad</text:span><text:span text:style-name="T12"> 1998</text:span></text:p>
        </text:list-item>
        <text:list-item>
          <text:p text:style-name="P47"><text:span text:style-name="T33">RFC 2328 OSPF Version 2 kwiecień</text:span><text:span text:style-name="T12"> 1998</text:span></text:p>
        </text:list-item>
        <text:list-item>
          <text:p text:style-name="P45"><text:a xlink:type="simple" xlink:href="https://www.nongnu.org/quagga/docs" text:style-name="Internet_20_link" text:visited-style-name="Visited_20_Internet_20_Link">https://www.nongnu.org/quagga/docs</text:a> <text:span text:style-name="T16">dostęp 2020-04-09</text:span></text:p>
        </text:list-item>
        <text:list-item>
          <text:p text:style-name="P45"><text:span text:style-name="T27"><text:s/></text:span><text:a xlink:type="simple" xlink:href="https://www.cisco.com/c/en/us/td/docs/ios-xml/ios/iproute_ospf/configuration/xe-16/iro-xe-16-book/iro-cfg.html#GUID-4AABEB56-2125-488B-B5A4-A5650F3159BB" text:style-name="Internet_20_link" text:visited-style-name="Visited_20_Internet_20_Link">https://www.cisco.com/c/en/us/td/docs/ios-xml/ios/iproute_ospf/configuration/xe-16/iro-xe-16-book/iro-cfg.html#GUID-4AABEB56-2125-488B-B5A4-A5650F3159BB</text:a> <text:span text:style-name="T16">dostęp 2020-04-09</text:span></text:p>
        </text:list-item>
        <text:list-item>
          <text:p text:style-name="P45"><text:a xlink:type="simple" xlink:href="https://www.cisco.com/c/en/us/support/docs/ip/open-shortest-path-first-ospf/9237-9.html#q3a" text:style-name="Internet_20_link" text:visited-style-name="Visited_20_Internet_20_Link">https://www.cisco.com/c/en/us/support/docs/ip/open-shortest-path-first-ospf/9237-9.html#q3a</text:a> <text:span text:style-name="T16">dostęp 2020-04-09</text:span></text:p>
        </text:list-item>
        <text:list-item>
          <text:p text:style-name="P45"><text:a xlink:type="simple" xlink:href="https://www.ciscopress.com/articles/article.asp?p=26919" text:style-name="Internet_20_link" text:visited-style-name="Visited_20_Internet_20_Link">https://www.ciscopress.com/articles/article.asp?p=26919</text:a> <text:span text:style-name="T16">dostęp 2020-04-09</text:span></text:p>
        </text:list-item>
        <text:list-item>
          <text:p text:style-name="P45"><text:a xlink:type="simple" xlink:href="https://www.freeccnaworkbook.com/workbooks/ccna/configuring-basic-ospf" text:style-name="Internet_20_link" text:visited-style-name="Visited_20_Internet_20_Link">https://www.freeccnaworkbook.com/workbooks/ccna/configuring-basic-ospf</text:a> <text:span text:style-name="T16">dostęp 2020-04-09</text:span></text:p>
        </text:list-item>
      </text:list>
      <text:p text:style-name="P16"><text:tab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l" fo:country="P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 fo:text-align="justify" style:justify-single-word="false"/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 style:master-page-name="">
      <style:paragraph-properties fo:margin-top="0in" fo:margin-bottom="0.0799in" loext:contextual-spacing="false" fo:line-height="100%" fo:text-align="center" style:justify-single-word="false" style:page-number="auto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loext:graphic-properties draw:fill="solid" draw:fill-color="#000000"/>
      <style:paragraph-properties fo:margin-top="0in" fo:margin-bottom="0in" loext:contextual-spacing="false" fo:background-color="#000000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5.9071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4.9244in" style:type="right" style:leader-style="dotted" style:leader-text="."/>
        </style:tab-stops>
      </style:paragraph-properties>
    </style:style>
    <style:style style:name="Drawing" style:family="paragraph" style:parent-style-name="Caption" style:class="extra"/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age_20_Number" style:display-name="Page Number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paragraph-rsid="000ff0d8"/>
    </style:style>
    <style:style style:name="MP2" style:family="paragraph" style:parent-style-name="Header">
      <style:text-properties fo:font-weight="bold" officeooo:rsid="000ff0d8" officeooo:paragraph-rsid="000ff0d8" style:font-weight-asian="bold" style:font-weight-complex="bold"/>
    </style:style>
    <style:style style:name="MP3" style:family="paragraph" style:parent-style-name="Footer">
      <style:paragraph-properties fo:text-align="end" style:justify-single-word="false"/>
      <style:text-properties officeooo:rsid="000ff0d8" officeooo:paragraph-rsid="000ff0d8"/>
    </style:style>
    <style:style style:name="MT1" style:family="text">
      <style:text-properties fo:font-weight="bold" officeooo:rsid="00259441" style:font-weight-asian="bold" style:font-weight-complex="bold"/>
    </style:style>
    <style:style style:name="MT2" style:family="text">
      <style:text-properties fo:font-weight="bold" officeooo:rsid="03075a3a" style:font-weight-asian="bold" style:font-weight-complex="bold"/>
    </style:style>
    <style:style style:name="MT3" style:family="text">
      <style:text-properties officeooo:rsid="00259441"/>
    </style:style>
    <style:style style:name="MT4" style:family="text">
      <style:text-properties officeooo:rsid="03059954"/>
    </style:style>
    <style:style style:name="MT5" style:family="text"/>
    <style:style style:name="Mfr1" style:family="graphic" style:parent-style-name="Graphics">
      <style:graphic-properties fo:margin-left="0.1252in" fo:margin-right="0.1252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order-top="none" fo:border-bottom="0.06pt solid #000000" fo:border-left="none" fo:border-right="none" fo:padding="0.0201in" style:shadow="none" fo:background-color="transparent" style:dynamic-spacing="false" draw:fill="none" draw:fill-color="#729fcf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pusb logo2" text:anchor-type="char" svg:x="0in" svg:y="-0.5717in" svg:width="2.2201in" svg:height="0.4453in" draw:z-index="4"><draw:image xlink:href="Pictures/100000000000029B0000008987BCE5135D50358C.png" xlink:type="simple" xlink:show="embed" xlink:actuate="onLoad" loext:mime-type="image/png"/></draw:frame><text:span text:style-name="MT1">Lab1: </text:span><text:span text:style-name="MT2">iSCSI</text:span></text:p>
      </style:header>
      <loext:header-first>
        <text:p text:style-name="MP2"><draw:frame draw:style-name="Mfr1" draw:name="pusb logo" text:anchor-type="char" svg:x="0in" svg:y="-0.6181in" svg:width="2.2201in" svg:height="0.4453in" draw:z-index="0"><draw:image xlink:href="Pictures/100000000000029B0000008987BCE5135D50358C.png" xlink:type="simple" xlink:show="embed" xlink:actuate="onLoad" loext:mime-type="image/png"/></draw:frame><text:span text:style-name="MT3">Lab1: </text:span><text:span text:style-name="MT4">iSCSI</text:span></text:p>
      </loext:header-first>
      <style:footer>
        <text:p text:style-name="MP3"><text:page-number style:num-format="1" text:select-page="current">5</text:page-number><text:tab/><text:tab/><text:a xlink:type="simple" xlink:href="mailto:p7tryk@gmail.com" text:style-name="Internet_20_link" text:visited-style-name="Visited_20_Internet_20_Link">Patryk Kaniewski</text:a> GPLv3</text:p>
        <text:p text:style-name="MP3"><text:a xlink:type="simple" xlink:href="https://github.com/p7tryk" text:style-name="Internet_20_link" text:visited-style-name="Visited_20_Internet_20_Link">https://github.com/p7tryk</text:a></text:p>
      </style:footer>
      <loext:footer-first>
        <text:p text:style-name="MP3"><text:page-number style:num-format="1" text:select-page="current">1</text:page-number><text:tab/><text:tab/>Patryk Kaniewski GPLv3</text:p>
        <text:p text:style-name="MP3"><text:a xlink:type="simple" xlink:href="https://github.com/p7tryk" text:style-name="Internet_20_link" text:visited-style-name="Visited_20_Internet_20_Link">https://github.com/p7tryk</text:a></text:p>
      </loext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Patryk Kaniewski</meta:initial-creator>
    <meta:creation-date>2020-03-04T12:58:27.570142667</meta:creation-date>
    <meta:generator>LibreOffice/6.4.3.2$Linux_X86_64 LibreOffice_project/40$Build-2</meta:generator>
    <dc:date>2020-07-07T10:05:09.235630169</dc:date>
    <meta:editing-duration>P1DT2H34M20S</meta:editing-duration>
    <meta:editing-cycles>647</meta:editing-cycles>
    <dc:creator>Patryk Kaniewski</dc:creator>
    <meta:document-statistic meta:table-count="0" meta:image-count="2" meta:object-count="0" meta:page-count="5" meta:paragraph-count="115" meta:word-count="502" meta:character-count="3794" meta:non-whitespace-character-count="3395"/>
  </office:meta>
</office:document-meta>
</file>